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72D300004F61C7484D79.svm" manifest:media-type=""/>
  <manifest:file-entry manifest:full-path="Pictures/200000090000539E0000497D43611B70.svm" manifest:media-type=""/>
  <manifest:file-entry manifest:full-path="Pictures/20000009000053B80000494821C6C040.svm" manifest:media-type=""/>
  <manifest:file-entry manifest:full-path="Pictures/20000009000053830000492EA78ABAB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266de" officeooo:paragraph-rsid="000266d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officeooo:rsid="000266de" officeooo:paragraph-rsid="000266d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text-underline-style="none" fo:font-weight="normal" officeooo:rsid="000266de" officeooo:paragraph-rsid="000266de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3cbeb" officeooo:paragraph-rsid="0003cbeb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48e77" officeooo:paragraph-rsid="00048e7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size="13pt" fo:font-style="normal" style:text-underline-style="none" fo:font-weight="normal" officeooo:rsid="0003cbeb" officeooo:paragraph-rsid="0003cbeb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48e77" officeooo:paragraph-rsid="00048e77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65db7" officeooo:paragraph-rsid="00065db7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fo:font-size="13pt" fo:font-style="normal" style:text-underline-style="none" fo:font-weight="normal" officeooo:rsid="00048e77" officeooo:paragraph-rsid="00048e77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48e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Sniper</text:p>
      <text:p text:style-name="P2"/>
      <text:p text:style-name="P3">Instrukcja użytkownika</text:p>
      <text:p text:style-name="P3"/>
      <text:p text:style-name="P4"/>
      <text:p text:style-name="P4"/>
      <text:p text:style-name="P4"/>
      <text:p text:style-name="P4"><draw:frame draw:style-name="fr1" draw:name="Obraz1" text:anchor-type="paragraph" svg:width="17cm" svg:height="14.896cm" draw:z-index="0"><draw:image xlink:href="Pictures/20000009000053830000492EA78ABAB8.svm" xlink:type="simple" xlink:show="embed" xlink:actuate="onLoad"/></draw:frame></text:p>
      <text:p text:style-name="P4">Po otwarciu aplikacji w polu (1) należy wpisać słowa kluczowe, których poszukuje się w artykułach w bazach wybranych na liście (3).<text:span text:style-name="T1"> Aby wykonać wyszukiwanie należy wcisnąć przycisk (2). Wyszukiwanie trwa od kilkunastu do kilkudziesięciu sekund. Wynik pojawia się na rozwijanej liście (4), na której każde wyszukiwanie tworzy nowy wpis. W ten sposób przechowywana jest historia wyników poprzednich wyszukiwań.</text:span></text:p>
      <text:p text:style-name="P4"/>
      <text:p text:style-name="P6"><draw:frame draw:style-name="fr2" draw:name="Obraz2" text:anchor-type="paragraph" svg:width="17cm" svg:height="14.882cm" draw:z-index="1"><draw:image xlink:href="Pictures/20000009000053B80000494821C6C040.svm" xlink:type="simple" xlink:show="embed" xlink:actuate="onLoad"/></draw:frame></text:p>
      <text:p text:style-name="P5">Po dwukrotnym kliknięciu myszą na wynik wyszukiwania rozwija się lista odnalezionych artykułów. Po zaznaczeniu interesującego tytułu należy kliknąć klawisz "Z" - pobierany wtedy jest opis bibliograficzny danej pozycji, którym wypełniane są pozycje poniżej wyników wyszukiwania. Czerwoną ramką zaznaczono adres URL, spod którego należy w przypadku zainteresowania ręcznie ściągnąć dany artykuł. <text:span text:style-name="T2">Ze względu na zakaz maszynowego masowego ściągania artykułów, aplikacja nie pobiera ich automatycznie.</text:span></text:p>
      <text:p text:style-name="P5"><text:span text:style-name="T2"/></text:p>
      <text:p text:style-name="P8">Po pobraniu pliku należy przeciągnąć go nad okno aplikacji, aby powiązać ten plik z konkretnym wpisem na liście artykułów.</text:p>
      <text:p text:style-name="P9"><draw:frame draw:style-name="fr2" draw:name="Obraz3" text:anchor-type="paragraph" svg:width="17cm" svg:height="14.94cm" draw:z-index="2"><draw:image xlink:href="Pictures/200000090000539E0000497D43611B70.svm" xlink:type="simple" xlink:show="embed" xlink:actuate="onLoad"/></draw:frame><text:span text:style-name="T2"/></text:p>
      <text:p text:style-name="P8">Aby przeszukać wybrane artykuły należy w dolnym pasku wpisać słowo (1), a następnie wcisnąć przycisk SearchKeywords (2).</text:p>
      <text:p text:style-name="P8">Utworzony zostanie katalog <text:span text:style-name="T3">Report</text:span>, w którym znajdują się wyniki wyszukiwania w plikach HTML nazwanych datą i godziną wyszukiwania.</text:p>
      <text:p text:style-name="P8"><draw:frame draw:style-name="fr1" draw:name="Obraz4" text:anchor-type="paragraph" svg:width="17cm" svg:height="11.753cm" draw:z-index="3"><draw:image xlink:href="Pictures/20000009000072D300004F61C7484D79.svm" xlink:type="simple" xlink:show="embed" xlink:actuate="onLoad"/></draw:frame><text:soft-page-break/></text:p>
      <text:p text:style-name="P5"/>
      <text:p text:style-name="P8">Przykładowy wynik wyszukiwania. Do każdego fragmentu tekstu ze znalezionym słowem kluczowym dołączony jest link, który otwiera dany artykuł na odpowiedniej stro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48:36.745000000</meta:creation-date>
    <dc:date>2016-06-18T11:11:31.158000000</dc:date>
    <meta:editing-duration>PT18M34S</meta:editing-duration>
    <meta:editing-cycles>4</meta:editing-cycles>
    <meta:generator>LibreOffice/4.2.2.1$Windows_x86 LibreOffice_project/3be8cda0bddd8e430d8cda1ebfd581265cca5a0f</meta:generator>
    <meta:document-statistic meta:table-count="0" meta:image-count="4" meta:object-count="0" meta:page-count="4" meta:paragraph-count="8" meta:word-count="199" meta:character-count="1471" meta:non-whitespace-character-count="1280"/>
  </office:meta>
</office:document-meta>
</file>